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fo:font-size="11pt" officeooo:rsid="001409bf" officeooo:paragraph-rsid="00135a0f" style:font-size-asian="11pt" style:font-size-complex="11pt"/>
    </style:style>
    <style:style style:name="P2" style:family="paragraph" style:parent-style-name="Text_20_body">
      <style:paragraph-properties fo:line-height="150%" fo:text-align="start" style:justify-single-word="false"/>
      <style:text-properties fo:font-size="11pt" officeooo:rsid="001409bf" officeooo:paragraph-rsid="001388f9" style:font-size-asian="11pt" style:font-size-complex="11pt"/>
    </style:style>
    <style:style style:name="P3" style:family="paragraph" style:parent-style-name="Text_20_body">
      <style:paragraph-properties fo:line-height="150%" fo:text-align="start" style:justify-single-word="false"/>
      <style:text-properties fo:font-size="11pt" officeooo:paragraph-rsid="00135a0f" style:font-size-asian="11pt" style:font-size-complex="11pt"/>
    </style:style>
    <style:style style:name="P4" style:family="paragraph" style:parent-style-name="Text_20_body">
      <style:paragraph-properties fo:line-height="150%" fo:text-align="start" style:justify-single-word="false"/>
      <style:text-properties fo:font-size="11pt" officeooo:rsid="0051b740" officeooo:paragraph-rsid="00135a0f" style:font-size-asian="11pt" style:font-size-complex="11pt"/>
    </style:style>
    <style:style style:name="P5" style:family="paragraph" style:parent-style-name="Text_20_body">
      <style:paragraph-properties fo:line-height="150%" fo:text-align="start" style:justify-single-word="false"/>
      <style:text-properties fo:font-size="11pt" officeooo:rsid="00156189" officeooo:paragraph-rsid="00135a0f" style:font-size-asian="11pt" style:font-size-complex="11pt"/>
    </style:style>
    <style:style style:name="P6" style:family="paragraph" style:parent-style-name="Text_20_body">
      <style:paragraph-properties fo:line-height="150%" fo:text-align="start" style:justify-single-word="false"/>
      <style:text-properties fo:font-size="11pt" officeooo:rsid="001bd4c5" officeooo:paragraph-rsid="00135a0f" style:font-size-asian="11pt" style:font-size-complex="11pt"/>
    </style:style>
    <style:style style:name="P7" style:family="paragraph" style:parent-style-name="Text_20_body">
      <style:paragraph-properties fo:line-height="150%" fo:text-align="start" style:justify-single-word="false"/>
      <style:text-properties fo:font-size="11pt" officeooo:rsid="00122337" officeooo:paragraph-rsid="00135a0f" style:font-size-asian="11pt" style:font-size-complex="11pt"/>
    </style:style>
    <style:style style:name="P8" style:family="paragraph" style:parent-style-name="Text_20_body">
      <style:paragraph-properties fo:line-height="150%" fo:text-align="start" style:justify-single-word="false"/>
      <style:text-properties fo:font-size="11pt" officeooo:rsid="00122337" officeooo:paragraph-rsid="001388f9" style:font-size-asian="11pt" style:font-size-complex="11pt"/>
    </style:style>
    <style:style style:name="P9" style:family="paragraph" style:parent-style-name="Text_20_body">
      <style:paragraph-properties fo:line-height="150%" fo:text-align="start" style:justify-single-word="false"/>
      <style:text-properties fo:font-size="11pt" officeooo:rsid="00122337" officeooo:paragraph-rsid="0013afe0" style:font-size-asian="11pt" style:font-size-complex="11pt"/>
    </style:style>
    <style:style style:name="P10" style:family="paragraph" style:parent-style-name="Text_20_body">
      <style:paragraph-properties fo:line-height="150%" fo:text-align="start" style:justify-single-word="false"/>
      <style:text-properties fo:font-size="11pt" officeooo:rsid="00122337" officeooo:paragraph-rsid="00156b02" style:font-size-asian="11pt" style:font-size-complex="11pt"/>
    </style:style>
    <style:style style:name="P11" style:family="paragraph" style:parent-style-name="Text_20_body">
      <style:paragraph-properties fo:line-height="150%" fo:text-align="start" style:justify-single-word="false"/>
      <style:text-properties fo:font-size="11pt" officeooo:rsid="0050dd37" officeooo:paragraph-rsid="001388f9" style:font-size-asian="11pt" style:font-size-complex="11pt"/>
    </style:style>
    <style:style style:name="P12" style:family="paragraph" style:parent-style-name="Text_20_body">
      <style:paragraph-properties fo:line-height="150%" fo:text-align="start" style:justify-single-word="false"/>
      <style:text-properties fo:font-size="11pt" officeooo:rsid="0050dd37" officeooo:paragraph-rsid="0013afe0" style:font-size-asian="11pt" style:font-size-complex="11pt"/>
    </style:style>
    <style:style style:name="P13" style:family="paragraph" style:parent-style-name="Text_20_body">
      <style:paragraph-properties fo:line-height="150%" fo:text-align="start" style:justify-single-word="false"/>
      <style:text-properties fo:font-size="11pt" officeooo:rsid="0050dd37" officeooo:paragraph-rsid="00156b02" style:font-size-asian="11pt" style:font-size-complex="11pt"/>
    </style:style>
    <style:style style:name="P14" style:family="paragraph" style:parent-style-name="Text_20_body">
      <style:paragraph-properties fo:line-height="150%" fo:text-align="start" style:justify-single-word="false"/>
      <style:text-properties fo:font-size="11pt" fo:font-weight="normal" officeooo:rsid="004cde15" officeooo:paragraph-rsid="00135a0f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line-height="150%" fo:text-align="start" style:justify-single-word="false"/>
      <style:text-properties fo:font-size="11pt" fo:font-weight="normal" officeooo:rsid="004e6b0c" officeooo:paragraph-rsid="00135a0f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line-height="150%" fo:text-align="start" style:justify-single-word="false"/>
      <style:text-properties fo:font-size="11pt" fo:font-weight="normal" officeooo:rsid="0051b740" officeooo:paragraph-rsid="00135a0f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line-height="150%" fo:text-align="start" style:justify-single-word="false"/>
      <style:text-properties fo:font-size="14pt" fo:font-weight="bold" officeooo:rsid="002323ab" officeooo:paragraph-rsid="00135a0f" style:font-size-asian="14pt" style:font-weight-asian="bold" style:font-size-complex="14pt" style:font-weight-complex="bold"/>
    </style:style>
    <style:style style:name="T1" style:family="text">
      <style:text-properties officeooo:rsid="00135a0f"/>
    </style:style>
    <style:style style:name="T2" style:family="text">
      <style:text-properties officeooo:rsid="001e42eb"/>
    </style:style>
    <style:style style:name="T3" style:family="text">
      <style:text-properties officeooo:rsid="0051b740"/>
    </style:style>
    <style:style style:name="T4" style:family="text">
      <style:text-properties fo:font-weight="normal" officeooo:rsid="0051b740" style:font-weight-asian="normal" style:font-weight-complex="normal"/>
    </style:style>
    <style:style style:name="T5" style:family="text">
      <style:text-properties officeooo:rsid="005257ba"/>
    </style:style>
    <style:style style:name="T6" style:family="text">
      <style:text-properties officeooo:rsid="002e3ba6"/>
    </style:style>
    <style:style style:name="T7" style:family="text">
      <style:text-properties officeooo:rsid="001bd4c5"/>
    </style:style>
    <style:style style:name="T8" style:family="text">
      <style:text-properties officeooo:rsid="001388f9"/>
    </style:style>
    <style:style style:name="T9" style:family="text">
      <style:text-properties officeooo:rsid="001797ba"/>
    </style:style>
    <style:style style:name="T10" style:family="text">
      <style:text-properties officeooo:rsid="0013afe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35a0f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7"/><text:span text:style-name="T11"><text:s text:c="3"/></text:span><text:span text:style-name="T12">TEST CASES FOR INDIA GSTR 2</text:span></text:p>
      <text:p text:style-name="Standard"/>
      <text:p text:style-name="P17">Following test cases have been executed:</text:p>
      <text:p text:style-name="P14">Test Case 1 : “Onloading Report”</text:p>
      <text:p text:style-name="P14">Expected <text:s/>: In India GSTR-<text:span text:style-name="T1">2</text:span> report , Records will be show according to From date and To date </text:p>
      <text:p text:style-name="P15">Test Case 2 : “ <text:span text:style-name="T3">If User enter value for </text:span>Fatch Days Data”</text:p>
      <text:p text:style-name="P15">Expected : <text:s/>In India GSTR-<text:span text:style-name="T1">2</text:span> report, if we input some number how much days we want in fetch days data then according user input record will display </text:p>
      <text:p text:style-name="P15">Test Case 3 : “<text:span text:style-name="T3">If User will click on </text:span>Previous <text:span text:style-name="T3">or</text:span> Next Button”</text:p>
      <text:p text:style-name="P15">Expected : In India GSTR-<text:span text:style-name="T1">2</text:span> report, the button is working according to user input in Fatch Days Data filter</text:p>
      <text:p text:style-name="P15">Test Case 4 : “<text:span text:style-name="T3">If User will click on </text:span>Fatch All Button”</text:p>
      <text:p text:style-name="P15">Expected : In India GSTR-<text:span text:style-name="T1">2</text:span> report , this button working according to select<text:span text:style-name="T3">ed</text:span> From Date and To Dat<text:span text:style-name="T3">e</text:span></text:p>
      <text:p text:style-name="P16">Test Case 5 : “Validations on Fetch Days Data ” </text:p>
      <text:p text:style-name="P16">Input 1 : 0</text:p>
      <text:p text:style-name="P3"><text:span text:style-name="T4">Expected : </text:span>Fetch Days Data value should be greater than zero!</text:p>
      <text:p text:style-name="P4">Input 2 : &lt; <text:s/>0</text:p>
      <text:p text:style-name="P3"><text:span text:style-name="T3">Expected : </text:span>Fetch Days Data value cannot be nagative please input positive value!</text:p>
      <text:p text:style-name="P4">Input <text:span text:style-name="T5">3</text:span> : <text:s/>Alpha Numeric </text:p>
      <text:p text:style-name="P3"><text:span text:style-name="T3">Expected : </text:span>Fetch D <text:span text:style-name="T6">Business </text:span>ays Data value is not in proper format!</text:p>
      <text:p text:style-name="P4">Input <text:span text:style-name="T5">4</text:span> : <text:s/><text:span text:style-name="T5">If <text:s/>Fetch Days Data &gt; diff( From date - To date)</text:span></text:p>
      <text:p text:style-name="P5"><text:span text:style-name="T3">Expected : </text:span>Fetch Days Data value should be less than <text:span text:style-name="T5">diff( From date - To date)</text:span></text:p>
      <text:p text:style-name="P6">Test Case 6 : <text:s/>Based on Inter State / Intra State tax defined </text:p>
      <text:p text:style-name="P6">Expected : <text:s/><text:span text:style-name="T2">In GSTR_2 report, </text:span>Based on state taxes is defined that is ..</text:p>
      <text:p text:style-name="P6"><text:tab/>1. if the customer belongs to inter state then Taxes applied IGST</text:p>
      <text:p text:style-name="P6"><text:tab/>2. if the customer belongs to intra – state then Taxes applied CGST and SGST</text:p>
      <text:p text:style-name="P7">Test Case <text:span text:style-name="T7">7</text:span> <text:s/>: “<text:span text:style-name="T6">Business Type” <text:s/>as B2B selected in GSTR_2 <text:s/>report.</text:span></text:p>
      <text:p text:style-name="P1">Expected: <text:span text:style-name="T2">I</text:span>n GSTR_<text:span text:style-name="T1">2</text:span> report, <text:s text:c="2"/><text:span text:style-name="T1">the records are coming from Purchase Invoice and Supplier status should not be “Unregistered Dealer” and in purchase invoice “Eligibility For ITC” should not be “ineligible” <text:s/>those records displayed.</text:span></text:p>
      <text:p text:style-name="P7">Test Case <text:span text:style-name="T1">8</text:span> <text:s/>: “<text:span text:style-name="T6">Business Type” <text:s/>as B2BUR selected in GSTR_2 <text:s/>report.</text:span></text:p>
      <text:p text:style-name="P1"><text:soft-page-break/>Expected: <text:span text:style-name="T2">I</text:span>n GSTR_<text:span text:style-name="T1">2</text:span> report, <text:s/><text:span text:style-name="T1">the records are coming from Purchase Invoice and Supplier status should <text:s/>be “Unregistered Dealer” <text:s/>those records displayed.</text:span></text:p>
      <text:p text:style-name="P7">Test Case <text:span text:style-name="T10">9</text:span> <text:s/>: “<text:span text:style-name="T6">Business Type” <text:s/>as IMPS selected in GSTR_2 <text:s/>report.</text:span></text:p>
      <text:p text:style-name="P1">Expected: <text:span text:style-name="T2">I</text:span>n GSTR_<text:span text:style-name="T1">2</text:span> report, <text:s/><text:span text:style-name="T1">the records are coming from Purchase Invoice and invoice type should be “Import – Service” <text:s/>those records displayed.</text:span></text:p>
      <text:p text:style-name="P8">Test Case <text:span text:style-name="T10">10</text:span> <text:s/>: “<text:span text:style-name="T6">Business Type” <text:s/>as IMPG selected in GSTR_2 <text:s/>report.</text:span></text:p>
      <text:p text:style-name="P2">Expected: <text:span text:style-name="T2">I</text:span>n GSTR_<text:span text:style-name="T1">2</text:span> report, <text:s/><text:span text:style-name="T1">the records are coming from Purchase Invoice and invoice type should be “Import – Goods” <text:s/>those records displayed.</text:span></text:p>
      <text:p text:style-name="P8">Test Case <text:span text:style-name="T10">11</text:span> : “<text:span text:style-name="T6">Business Type” <text:s/>as CDNR selected in GSTR_2 <text:s/>report.</text:span></text:p>
      <text:p text:style-name="P11">Expected : In India GSTR-<text:span text:style-name="T8">2</text:span> report, if is return check box is selected <text:span text:style-name="T8">and Supplier should not be as supplier status “Unregistered Dealer"</text:span> those records displayed .</text:p>
      <text:p text:style-name="P8">Test Case <text:span text:style-name="T10">12</text:span> <text:s/>: “<text:span text:style-name="T6">Business Type” <text:s/>as CDNRUR selected in GSTR_2 <text:s/>report.</text:span></text:p>
      <text:p text:style-name="P11">Expected : In India GSTR-<text:span text:style-name="T8">2</text:span> report, if is return check box is selected <text:span text:style-name="T8">and Supplier should <text:s/>be as supplier status “Unregistered Dealer" </text:span>those records displayed .</text:p>
      <text:p text:style-name="P9">Test Case <text:span text:style-name="T10">13</text:span> : “<text:span text:style-name="T6">Business Type” <text:s/>as AT selected in GSTR_2 <text:s/>report.</text:span></text:p>
      <text:p text:style-name="P12">Expected : In India GSTR-<text:span text:style-name="T8">2</text:span> report, <text:span text:style-name="T10">the details coming form Purchase Order which is linked which Payment Entry </text:span>those records displayed .</text:p>
      <text:p text:style-name="P9">Test Case <text:span text:style-name="T10">14</text:span> : “<text:span text:style-name="T6">Business Type” <text:s/>as ATADJ selected in GSTR_2 <text:s/>report.</text:span></text:p>
      <text:p text:style-name="P12">Expected : In India GSTR-<text:span text:style-name="T8">2</text:span> report, <text:span text:style-name="T10">the details coming form Purchase Order which is created Purchase Invoice the invoice should not be grater then purchase order’s grand total <text:s/>and invoice should be linked with Payment Entry </text:span>those records displayed .</text:p>
      <text:p text:style-name="P9">Test Case <text:span text:style-name="T10">15</text:span>: “<text:span text:style-name="T6">Business Type” <text:s/>as EXEMP selected in GSTR_2 <text:s/>report.</text:span></text:p>
      <text:p text:style-name="P13">Expected : In India GSTR-<text:span text:style-name="T8">2</text:span> report, <text:span text:style-name="T9">Exempt details when Supplier belongs to India GST supplier status (Nill rated , Exempt , Non-Gst, Compositions Dealer) those records displayed</text:span> .</text:p>
      <text:p text:style-name="P10">Test Case <text:span text:style-name="T10">16</text:span>: “<text:span text:style-name="T6">Business Type” <text:s/>as HSNSUM selected in GSTR_2 <text:s/>report.</text:span></text:p>
      <text:p text:style-name="P13">Expected : In India GSTR-<text:span text:style-name="T8">2</text:span> report, <text:span text:style-name="T2">HSN details which sales invoice item have hsn code those record displayed</text:span>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2:25:14.749207936</meta:creation-date>
    <dc:date>2019-01-23T13:04:24.157731167</dc:date>
    <meta:editing-duration>PT5M3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43" meta:word-count="657" meta:character-count="3824" meta:non-whitespace-character-count="3105"/>
  </office:meta>
</office:document-meta>
</file>